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andon Morr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ZombieMoa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Undeadvoi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gobli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00/00/00</text:date>, <text:time style:data-style-name="N2" text:time-value="00:32:20.92439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19T00:33:15.595583221</dc:date>
    <meta:editing-duration>P1DT54M36S</meta:editing-duration>
    <meta:editing-cycles>23</meta:editing-cycles>
    <meta:document-statistic meta:table-count="1" meta:cell-count="96" meta:object-count="0"/>
  </office:meta>
</office:document-meta>
</file>